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1326in" fo:margin-left="0.5104in" table:align="left" fo:background-color="transparent">
        <style:background-image/>
      </style:table-properties>
    </style:style>
    <style:style style:name="Table2.A" style:family="table-column">
      <style:table-column-properties style:column-width="2.9514in"/>
    </style:style>
    <style:style style:name="Table2.B" style:family="table-column">
      <style:table-column-properties style:column-width="3.1813in"/>
    </style:style>
    <style:style style:name="Table2.1" style:family="table-row">
      <style:table-row-properties fo:background-color="#eeeeee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lide_20_Preformatted_20_Text">
      <style:paragraph-properties fo:margin-left="0.7874in" fo:text-indent="0in" style:auto-text-indent="false"/>
      <style:text-properties officeooo:paragraph-rsid="001d20f8"/>
    </style:style>
    <style:style style:name="P3" style:family="paragraph" style:parent-style-name="Slide_20_Preformatted_20_Text">
      <style:paragraph-properties fo:margin-left="0.7874in" fo:text-indent="0in" style:auto-text-indent="false"/>
      <style:text-properties officeooo:paragraph-rsid="001efc79"/>
    </style:style>
    <style:style style:name="P4" style:family="paragraph" style:parent-style-name="Slide_20_Preformatted_20_Text">
      <style:paragraph-properties fo:margin-left="0in" fo:text-indent="0in" style:auto-text-indent="false"/>
      <style:text-properties officeooo:paragraph-rsid="001efc79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rsid="001d20f8" officeooo:paragraph-rsid="001d20f8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officeooo:rsid="001d20f8" officeooo:paragraph-rsid="001efc79"/>
    </style:style>
    <style:style style:name="P7" style:family="paragraph" style:parent-style-name="Slide_20_Preformatted_20_Text">
      <style:paragraph-properties fo:margin-left="0in" fo:text-indent="0in" style:auto-text-indent="false"/>
      <style:text-properties officeooo:rsid="001d20f8" officeooo:paragraph-rsid="001efc79"/>
    </style:style>
    <style:style style:name="P8" style:family="paragraph" style:parent-style-name="Slide_20_Preformatted_20_Text">
      <style:paragraph-properties fo:margin-left="0in" fo:text-indent="0in" style:auto-text-indent="false"/>
      <style:text-properties officeooo:rsid="001d20f8" officeooo:paragraph-rsid="002495e3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d20f8" style:font-weight-asian="normal" style:font-weight-complex="normal"/>
    </style:style>
    <style:style style:name="P10" style:family="paragraph" style:parent-style-name="Slide_20_Preformatted_20_Text">
      <style:paragraph-properties fo:margin-left="0in" fo:text-indent="0in" style:auto-text-indent="false"/>
      <style:text-properties fo:font-weight="normal" officeooo:paragraph-rsid="001efc79" style:font-weight-asian="normal" style:font-weight-complex="normal"/>
    </style:style>
    <style:style style:name="P11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efc79" style:font-weight-asian="normal" style:font-weight-complex="normal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normal" officeooo:rsid="001efc79" officeooo:paragraph-rsid="001efc79" style:font-weight-asian="normal" style:font-weight-complex="normal"/>
    </style:style>
    <style:style style:name="P13" style:family="paragraph" style:parent-style-name="Slide_20_Preformatted_20_Text">
      <style:paragraph-properties fo:margin-left="0in" fo:text-indent="0in" style:auto-text-indent="false"/>
      <style:text-properties officeooo:rsid="001efc79" officeooo:paragraph-rsid="001efc79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officeooo:rsid="001efc79" officeooo:paragraph-rsid="001efc79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bold" officeooo:paragraph-rsid="001d20f8" style:font-weight-asian="bold" style:font-weight-complex="bold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17" style:family="paragraph" style:parent-style-name="Slide_20_Preformatted_20_Text">
      <style:paragraph-properties fo:margin-left="0.7874in" fo:text-indent="0in" style:auto-text-indent="false"/>
      <style:text-properties fo:font-weight="bold" officeooo:paragraph-rsid="002169b1" style:font-weight-asian="bold" style:font-weight-complex="bold"/>
    </style:style>
    <style:style style:name="P18" style:family="paragraph" style:parent-style-name="Slide_20_Preformatted_20_Text">
      <style:paragraph-properties fo:margin-left="0.7874in" fo:text-indent="0in" style:auto-text-indent="false"/>
    </style:style>
    <style:style style:name="P19" style:family="paragraph" style:parent-style-name="Table_20_Contents">
      <style:text-properties style:font-name="Arial1" fo:font-size="14pt" officeooo:rsid="001efc79" officeooo:paragraph-rsid="001efc79"/>
    </style:style>
    <style:style style:name="P20" style:family="paragraph" style:parent-style-name="Table_20_Contents">
      <style:text-properties style:font-name="Arial1" fo:font-size="14pt" fo:font-weight="bold" officeooo:rsid="001efc79" officeooo:paragraph-rsid="001efc79" style:font-weight-asian="bold" style:font-weight-complex="bold"/>
    </style:style>
    <style:style style:name="P21" style:family="paragraph" style:parent-style-name="Slide_20_Preformatted_20_Text">
      <style:paragraph-properties fo:margin-left="0.7874in" fo:text-indent="0in" style:auto-text-indent="false"/>
      <style:text-properties officeooo:paragraph-rsid="002169b1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fo:font-size="12pt" fo:font-weight="normal" officeooo:paragraph-rsid="00235fd8" style:font-size-asian="12pt" style:font-weight-asian="normal" style:font-size-complex="12pt" style:font-weight-complex="normal"/>
    </style:style>
    <style:style style:name="P23" style:family="paragraph" style:parent-style-name="Slide_20_Preformatted_20_Text">
      <style:paragraph-properties fo:margin-left="0.7874in" fo:text-indent="0in" style:auto-text-indent="false"/>
      <style:text-properties fo:font-size="12pt" officeooo:paragraph-rsid="00235fd8" style:font-size-asian="12pt" style:font-size-complex="12pt"/>
    </style:style>
    <style:style style:name="P24" style:family="paragraph" style:parent-style-name="Slide_20_Preformatted_20_Text">
      <style:paragraph-properties fo:margin-left="0.7874in" fo:text-indent="0in" style:auto-text-indent="false"/>
      <style:text-properties fo:font-size="12pt" officeooo:rsid="001d20f8" officeooo:paragraph-rsid="00235fd8" style:font-size-asian="12pt" style:font-size-complex="12pt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fo:font-size="12pt" officeooo:rsid="00235fd8" officeooo:paragraph-rsid="00235fd8" style:font-size-asian="12pt" style:font-size-complex="12pt"/>
    </style:style>
    <style:style style:name="P26" style:family="paragraph" style:parent-style-name="Heading_20_1" style:master-page-name="Right_20_Page">
      <style:paragraph-properties style:page-number="auto"/>
    </style:style>
    <style:style style:name="P27" style:family="paragraph" style:parent-style-name="Slide_20_Bullet" style:list-style-name=""/>
    <style:style style:name="P28" style:family="paragraph" style:parent-style-name="Slide_20_Bullet" style:list-style-name="">
      <style:text-properties officeooo:paragraph-rsid="001d20f8"/>
    </style:style>
    <style:style style:name="P29" style:family="paragraph" style:parent-style-name="Slide_20_Bullet" style:list-style-name="">
      <style:text-properties officeooo:paragraph-rsid="002169b1"/>
    </style:style>
    <style:style style:name="P30" style:family="paragraph" style:parent-style-name="Slide_20_Bullet" style:list-style-name="">
      <style:text-properties officeooo:paragraph-rsid="001efc79"/>
    </style:style>
    <style:style style:name="P31" style:family="paragraph" style:parent-style-name="Slide_20_Bullet" style:list-style-name="Slide_20_Bullet"/>
    <style:style style:name="P32" style:family="paragraph" style:parent-style-name="Slide_20_Bullet" style:list-style-name="Slide_20_Bullet">
      <style:text-properties officeooo:paragraph-rsid="001d20f8"/>
    </style:style>
    <style:style style:name="P33" style:family="paragraph" style:parent-style-name="Slide_20_Bullet" style:list-style-name="Slide_20_Bullet">
      <style:text-properties officeooo:paragraph-rsid="001efc79"/>
    </style:style>
    <style:style style:name="P34" style:family="paragraph" style:parent-style-name="Slide_20_Bullet" style:list-style-name="Slide_20_Bullet">
      <style:text-properties officeooo:paragraph-rsid="00235fd8"/>
    </style:style>
    <style:style style:name="P35" style:family="paragraph" style:parent-style-name="Slide_20_Bullet" style:list-style-name="Slide_20_Bullet">
      <style:text-properties officeooo:paragraph-rsid="002495e3"/>
    </style:style>
    <style:style style:name="P36" style:family="paragraph" style:parent-style-name="Slide_20_Bullet" style:list-style-name="Slide_20_Bullet">
      <style:text-properties officeooo:paragraph-rsid="002169b1"/>
    </style:style>
    <style:style style:name="P37" style:family="paragraph" style:parent-style-name="Slide_20_Bullet" style:list-style-name="Slide_20_Bullet">
      <style:text-properties officeooo:rsid="0020717c" officeooo:paragraph-rsid="0020717c"/>
    </style:style>
    <style:style style:name="P38" style:family="paragraph" style:parent-style-name="Slide_20_Bullet" style:list-style-name="Slide_20_Bullet">
      <style:text-properties officeooo:rsid="001d20f8" officeooo:paragraph-rsid="001d20f8"/>
    </style:style>
    <style:style style:name="P39" style:family="paragraph" style:parent-style-name="Slide_20_Bullet" style:list-style-name="Slide_20_Bullet">
      <style:text-properties officeooo:rsid="001d20f8" officeooo:paragraph-rsid="001efc79"/>
    </style:style>
    <style:style style:name="P40" style:family="paragraph" style:parent-style-name="Slide_20_Bullet" style:list-style-name="">
      <style:text-properties officeooo:rsid="001d20f8" officeooo:paragraph-rsid="001efc79"/>
    </style:style>
    <style:style style:name="P41" style:family="paragraph" style:parent-style-name="Slide_20_Bullet" style:list-style-name="Slide_20_Bullet">
      <style:text-properties officeooo:rsid="001efc79" officeooo:paragraph-rsid="001efc79"/>
    </style:style>
    <style:style style:name="P42" style:family="paragraph" style:parent-style-name="Slide_20_Bullet" style:list-style-name="Slide_20_Bullet">
      <style:text-properties officeooo:rsid="001efc79" officeooo:paragraph-rsid="00235fd8"/>
    </style:style>
    <style:style style:name="P43" style:family="paragraph" style:parent-style-name="Slide_20_Bullet" style:list-style-name="">
      <style:text-properties officeooo:rsid="001efc79" officeooo:paragraph-rsid="001efc79"/>
    </style:style>
    <style:style style:name="P44" style:family="paragraph" style:parent-style-name="Slide_20_Bullet" style:list-style-name="">
      <style:text-properties fo:font-weight="normal" officeooo:paragraph-rsid="001d20f8" style:font-weight-asian="normal" style:font-weight-complex="normal"/>
    </style:style>
    <style:style style:name="P45" style:family="paragraph" style:parent-style-name="Slide_20_Bullet" style:list-style-name="Slide_20_Bullet">
      <style:text-properties officeooo:rsid="00235fd8" officeooo:paragraph-rsid="00235fd8"/>
    </style:style>
    <style:style style:name="P46" style:family="paragraph" style:parent-style-name="Slide_20_Bullet" style:list-style-name="Slide_20_Bullet">
      <style:text-properties officeooo:rsid="002495e3" officeooo:paragraph-rsid="002495e3"/>
    </style:style>
    <style:style style:name="P47" style:family="paragraph" style:parent-style-name="Slide_20_Bullet" style:list-style-name="Slide_20_Bullet">
      <style:text-properties officeooo:rsid="002169b1" officeooo:paragraph-rsid="002169b1"/>
    </style:style>
    <style:style style:name="P48" style:family="paragraph" style:parent-style-name="Slide_20_Bullet" style:list-style-name="Slide_20_Bullet">
      <style:text-properties officeooo:rsid="0025c8b1" officeooo:paragraph-rsid="0025c8b1"/>
    </style:style>
    <style:style style:name="P49" style:family="paragraph" style:parent-style-name="Slide_20_Header" style:list-style-name="">
      <style:paragraph-properties fo:text-align="center" style:justify-single-word="false"/>
    </style:style>
    <style:style style:name="P50" style:family="paragraph" style:parent-style-name="Slide_20_Header">
      <style:paragraph-properties fo:break-before="page"/>
    </style:style>
    <style:style style:name="P51" style:family="paragraph" style:parent-style-name="Slide_20_Header">
      <style:paragraph-properties fo:break-before="page"/>
      <style:text-properties officeooo:paragraph-rsid="001d20f8"/>
    </style:style>
    <style:style style:name="P52" style:family="paragraph" style:parent-style-name="Slide_20_Header">
      <style:paragraph-properties fo:break-before="page"/>
      <style:text-properties officeooo:rsid="001d20f8" officeooo:paragraph-rsid="001d20f8"/>
    </style:style>
    <style:style style:name="P53" style:family="paragraph" style:parent-style-name="Slide_20_Header">
      <style:paragraph-properties fo:break-before="page"/>
      <style:text-properties officeooo:rsid="001efc79" officeooo:paragraph-rsid="001efc79"/>
    </style:style>
    <style:style style:name="P54" style:family="paragraph" style:parent-style-name="Slide_20_Header">
      <style:paragraph-properties fo:break-before="page"/>
      <style:text-properties officeooo:rsid="001efc79" officeooo:paragraph-rsid="002169b1"/>
    </style:style>
    <style:style style:name="P55" style:family="paragraph" style:parent-style-name="Slide_20_Header">
      <style:paragraph-properties fo:break-before="page"/>
      <style:text-properties officeooo:paragraph-rsid="001efc79"/>
    </style:style>
    <style:style style:name="P56" style:family="paragraph" style:parent-style-name="Slide_20_Header">
      <style:paragraph-properties fo:break-before="page"/>
      <style:text-properties officeooo:rsid="00235fd8" officeooo:paragraph-rsid="00235fd8"/>
    </style:style>
    <style:style style:name="P57" style:family="paragraph" style:parent-style-name="Slide_20_Header">
      <style:paragraph-properties fo:break-before="page"/>
      <style:text-properties officeooo:rsid="0024e2a7" officeooo:paragraph-rsid="00235f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20f8" style:font-weight-asian="bold" style:font-weight-complex="bold"/>
    </style:style>
    <style:style style:name="T3" style:family="text">
      <style:text-properties fo:font-weight="bold" officeooo:rsid="001efc79" style:font-weight-asian="bold" style:font-weight-complex="bold"/>
    </style:style>
    <style:style style:name="T4" style:family="text">
      <style:text-properties fo:font-weight="bold" officeooo:rsid="0020717c" style:font-weight-asian="bold" style:font-weight-complex="bold"/>
    </style:style>
    <style:style style:name="T5" style:family="text">
      <style:text-properties fo:font-weight="bold" officeooo:rsid="00235fd8" style:font-weight-asian="bold" style:font-weight-complex="bold"/>
    </style:style>
    <style:style style:name="T6" style:family="text">
      <style:text-properties officeooo:rsid="001d20f8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font-name="Courier New" fo:font-weight="bold" officeooo:rsid="001d20f8" style:font-weight-asian="bold" style:font-weight-complex="bold"/>
    </style:style>
    <style:style style:name="T10" style:family="text">
      <style:text-properties style:font-name="Courier New" fo:font-weight="bold" officeooo:rsid="001efc79" style:font-weight-asian="bold" style:font-weight-complex="bold"/>
    </style:style>
    <style:style style:name="T11" style:family="text">
      <style:text-properties style:font-name="Courier New" fo:font-weight="bold" officeooo:rsid="002495e3" style:font-weight-asian="bold" style:font-weight-complex="bold"/>
    </style:style>
    <style:style style:name="T12" style:family="text">
      <style:text-properties style:font-name="Courier New" fo:font-weight="bold" officeooo:rsid="002169b1" style:font-weight-asian="bold" style:font-weight-complex="bold"/>
    </style:style>
    <style:style style:name="T13" style:family="text">
      <style:text-properties style:font-name="Courier New" fo:font-weight="bold" officeooo:rsid="00235fd8" style:font-weight-asian="bold" style:font-weight-complex="bold"/>
    </style:style>
    <style:style style:name="T14" style:family="text">
      <style:text-properties style:font-name="Courier New" officeooo:rsid="002495e3"/>
    </style:style>
    <style:style style:name="T15" style:family="text">
      <style:text-properties style:font-name="Courier New" fo:font-weight="normal" officeooo:rsid="0025c8b1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d20f8" style:font-style-asian="italic" style:font-style-complex="italic"/>
    </style:style>
    <style:style style:name="T18" style:family="text">
      <style:text-properties fo:font-style="italic" officeooo:rsid="001efc79" style:font-style-asian="italic" style:font-style-complex="italic"/>
    </style:style>
    <style:style style:name="T19" style:family="text">
      <style:text-properties fo:font-style="italic" officeooo:rsid="002169b1" style:font-style-asian="italic" style:font-style-complex="italic"/>
    </style:style>
    <style:style style:name="T20" style:family="text">
      <style:text-properties fo:font-style="italic" officeooo:rsid="0020717c" style:font-style-asian="italic" style:font-style-complex="italic"/>
    </style:style>
    <style:style style:name="T21" style:family="text">
      <style:text-properties officeooo:rsid="001efc79"/>
    </style:style>
    <style:style style:name="T22" style:family="text">
      <style:text-properties style:text-underline-style="solid" style:text-underline-width="auto" style:text-underline-color="font-color" officeooo:rsid="00235fd8"/>
    </style:style>
    <style:style style:name="T23" style:family="text">
      <style:text-properties style:text-underline-style="solid" style:text-underline-width="auto" style:text-underline-color="font-color" officeooo:rsid="002495e3"/>
    </style:style>
    <style:style style:name="T24" style:family="text">
      <style:text-properties fo:font-weight="normal" officeooo:rsid="001efc79" style:font-weight-asian="normal" style:font-weight-complex="normal"/>
    </style:style>
    <style:style style:name="T25" style:family="text">
      <style:text-properties officeooo:rsid="0020717c"/>
    </style:style>
    <style:style style:name="T26" style:family="text">
      <style:text-properties officeooo:rsid="002169b1"/>
    </style:style>
    <style:style style:name="T27" style:family="text">
      <style:text-properties officeooo:rsid="00235fd8"/>
    </style:style>
    <style:style style:name="T28" style:family="text">
      <style:text-properties officeooo:rsid="002495e3"/>
    </style:style>
    <style:style style:name="T29" style:family="text">
      <style:text-properties officeooo:rsid="0025c8b1"/>
    </style:style>
    <style:style style:name="T30" style:family="text">
      <style:text-properties style:font-name="Arial" fo:font-weight="normal" officeooo:rsid="0025c8b1" style:font-weight-asian="normal" style:font-weight-complex="normal"/>
    </style:style>
    <style:style style:name="T31" style:family="text">
      <style:text-properties style:font-name="Arial" fo:font-weight="bold" officeooo:rsid="001d20f8" style:font-weight-asian="bold" style:font-weight-complex="bold"/>
    </style:style>
    <style:style style:name="T32" style:family="text">
      <style:text-properties style:font-name="Courier New"/>
    </style:style>
    <style:style style:name="T33" style:family="text">
      <style:text-properties style:font-name="Courier New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25">Defining </text:span>Spring Bean<text:span text:style-name="T25">s</text:span> - <text:span text:style-name="T25">Annotations</text:span>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7">Key objectives of this chapter</text:p>
            <text:list xml:id="list2088219470" text:style-name="Slide_20_Bullet">
              <text:list-item>
                <text:p text:style-name="P31">Defining beans with annotations</text:p>
              </text:list-item>
              <text:list-item>
                <text:p text:style-name="P37">Dependency injecting constructors, methods, and fields</text:p>
              </text:list-item>
              <text:list-item>
                <text:p text:style-name="P37">Alternate annotations</text:p>
              </text:list-item>
              <text:list-item>
                <text:p text:style-name="P31">A<text:span text:style-name="T25">dvantages and disadvantages</text:span></text:p>
              </text:list-item>
            </text:list>
          </table:table-cell>
        </table:table-row>
      </table:table>
      <text:h text:style-name="P49" text:outline-level="2"/>
      <text:h text:style-name="P50" text:outline-level="2">Defining Beans with Annotations</text:h>
      <text:list xml:id="list150956434645755" text:continue-numbering="true" text:style-name="Slide_20_Bullet">
        <text:list-item>
          <text:p text:style-name="P32">A popular <text:span text:style-name="T6">alternative to </text:span><text:span text:style-name="T9">@Beans</text:span><text:span text:style-name="T6"> defined in </text:span><text:span text:style-name="T9">@Configuration</text:span><text:span text:style-name="T6"> classes is </text:span><text:span text:style-name="T17">Annotation-based configuration</text:span></text:p>
        </text:list-item>
        <text:list-item>
          <text:p text:style-name="P32"><text:span text:style-name="T6">A</text:span>nnotations <text:span text:style-name="T6">are placed with</text:span>in the source code of class definition<text:span text:style-name="T6">s</text:span> <text:span text:style-name="T6">to</text:span> indicate that class<text:span text:style-name="T6">es</text:span> should be Spring bean<text:span text:style-name="T6">s</text:span></text:p>
        </text:list-item>
        <text:list-item>
          <text:p text:style-name="P38">Spring scans your classes for these annotations.</text:p>
        </text:list-item>
      </text:list>
      <text:h text:style-name="P49" text:outline-level="2"/>
      <text:h text:style-name="P50" text:outline-level="2"><text:span text:style-name="T6">@</text:span>Component Annotation</text:h>
      <text:list text:continue-numbering="true" text:style-name="Slide_20_Bullet">
        <text:list-item>
          <text:p text:style-name="P32">Th<text:span text:style-name="T6">e </text:span><text:span text:style-name="T9">@Component </text:span><text:span text:style-name="T6">annotation can be used to indicate to Spring that the class should be instantiated as a Spring bean.</text:span></text:p>
        </text:list-item>
      </text:list>
      <text:p text:style-name="P16">@Component</text:p>
      <text:p text:style-name="P18">public class Basi<text:span text:style-name="T25">c</text:span>ProductCodeGenerator <text:s/>... {</text:p>
      <text:p text:style-name="P5"><text:tab/>...</text:p>
      <text:p text:style-name="P5">}</text:p>
      <text:p text:style-name="P18"/>
      <text:p text:style-name="P28"/>
      <text:list text:continue-numbering="true" text:style-name="Slide_20_Bullet">
        <text:list-item>
          <text:p text:style-name="P32"><text:span text:style-name="T6">Spring also provides “stereotype” annotations which are more descriptive of the </text:span><text:span text:style-name="T9">@Component</text:span><text:span text:style-name="T6">‘s purpose: <text:s/></text:span><text:span text:style-name="T9">@Service</text:span>, <text:span text:style-name="T9">@Repository</text:span>, <text:span text:style-name="T9">@Controller</text:span>, <text:span text:style-name="T9">@RestController,</text:span><text:span text:style-name="T30">etc.</text:span><text:span text:style-name="T31">:</text:span></text:p>
        </text:list-item>
      </text:list>
      <text:p text:style-name="P2"/>
      <text:p text:style-name="P15">@<text:span text:style-name="T6">Service</text:span></text:p>
      <text:p text:style-name="P2">public class <text:span text:style-name="T6">Register</text:span> {</text:p>
      <text:p text:style-name="P5"><text:tab/>...</text:p>
      <text:p text:style-name="P5">}</text:p>
      <text:p text:style-name="P2"/>
      <text:p text:style-name="P28"/>
      <text:list xml:id="list150955115952288" text:continue-numbering="true" text:style-name="Slide_20_Bullet">
        <text:list-item>
          <text:p text:style-name="P38">Use whichever annotation you feel best describes the bean; there are only slight differences in behavior (explained later).</text:p>
        </text:list-item>
        <text:list-item>
          <text:p text:style-name="P38">It is possible to make your own stereotype annotations based on <text:span text:style-name="T8">@Component.</text:span></text:p>
        </text:list-item>
      </text:list>
      <text:p text:style-name="P28"/>
      <text:p text:style-name="P28"/>
      <text:h text:style-name="P51" text:outline-level="2"><text:span text:style-name="T6">@</text:span>Component<text:span text:style-name="T6">Scan</text:span> Annotation</text:h>
      <text:list text:continue-numbering="true" text:style-name="Slide_20_Bullet">
        <text:list-item>
          <text:p text:style-name="P32"><text:span text:style-name="T6">You must tell Spring to scan for </text:span><text:span text:style-name="T9">@Component</text:span><text:span text:style-name="T6"> (and stereotype) annotated classes.</text:span></text:p>
        </text:list-item>
        <text:list-item>
          <text:p text:style-name="P32"><text:span text:style-name="T6">Add </text:span><text:span text:style-name="T9">@ComponentScan</text:span><text:span text:style-name="T6"> to a </text:span><text:span text:style-name="T9">@Configuration </text:span><text:span text:style-name="T6">class.</text:span></text:p>
          <text:list>
            <text:list-item>
              <text:p text:style-name="P38">The attribute indicates which package and sub-packages will be scanned for annotated components:</text:p>
            </text:list-item>
          </text:list>
        </text:list-item>
      </text:list>
      <text:p text:style-name="P2">@<text:span text:style-name="T6">Configuration</text:span></text:p>
      <text:p text:style-name="P15"><text:span text:style-name="T6">@ComponentScan</text:span>("<text:span text:style-name="T6">com.demo.example</text:span>")</text:p>
      <text:p text:style-name="P2">public class <text:span text:style-name="T6">Config</text:span> {</text:p>
      <text:p text:style-name="P5"><text:tab/>...</text:p>
      <text:p text:style-name="P5">}</text:p>
      <text:p text:style-name="P2"/>
      <text:list xml:id="list150956255115484" text:continue-numbering="true" text:style-name="Slide_20_Bullet">
        <text:list-item>
          <text:list>
            <text:list-item>
              <text:p text:style-name="P32"><text:span text:style-name="T6">Spring will instantiate any class annotated with </text:span><text:span text:style-name="T9">@Component</text:span><text:span text:style-name="T6">, </text:span><text:span text:style-name="T9">@Service</text:span><text:span text:style-name="T6">, </text:span><text:span text:style-name="T9">@Repository</text:span><text:span text:style-name="T6">, </text:span><text:span text:style-name="T9">@Controller</text:span><text:span text:style-name="T6">, </text:span><text:span text:style-name="T9">@RestController</text:span><text:span text:style-name="T6">, </text:span><text:span text:style-name="T29">etc. </text:span><text:span text:style-name="T6">defined within the </text:span><text:span text:style-name="T9">com.demo.example</text:span><text:span text:style-name="T6"> package, or any sub-packages.</text:span></text:p>
            </text:list-item>
          </text:list>
          <text:p text:style-name="P32"/>
        </text:list-item>
      </text:list>
      <text:h text:style-name="P52" text:outline-level="2">Bean ID/name and Type</text:h>
      <text:list text:continue-numbering="true" text:style-name="Slide_20_Bullet">
        <text:list-item>
          <text:p text:style-name="P32"><text:span text:style-name="T6">By default, the ID/name of the bean is based on the non-qualified, de-capitalized classname. <text:s/>The following bean will have the ID </text:span><text:span text:style-name="T17">basi</text:span><text:span text:style-name="T20">c</text:span><text:span text:style-name="T17">ProductCodeGenerator</text:span><text:span text:style-name="T6">:</text:span></text:p>
        </text:list-item>
      </text:list>
      <text:p text:style-name="P5">package com.demo.example;</text:p>
      <text:p text:style-name="P5"/>
      <text:p text:style-name="P15">@Component</text:p>
      <text:p text:style-name="P2">public class Basi<text:span text:style-name="T25">c</text:span>ProductCodeGenerator <text:s/>... {</text:p>
      <text:p text:style-name="P5"><text:tab/>...</text:p>
      <text:p text:style-name="P5">}</text:p>
      <text:list text:continue-numbering="true" text:style-name="Slide_20_Bullet">
        <text:list-header>
          <text:p text:style-name="P38"/>
        </text:list-header>
        <text:list-item>
          <text:p text:style-name="P38">Override this with an annotation attribute:</text:p>
        </text:list-item>
      </text:list>
      <text:p text:style-name="P5">package com.demo.example;</text:p>
      <text:p text:style-name="P5"/>
      <text:p text:style-name="P15">@Component("<text:span text:style-name="T6">codeGenerator</text:span>")</text:p>
      <text:p text:style-name="P2">public class Basi<text:span text:style-name="T25">c</text:span>ProductCodeGenerator <text:s/>... {</text:p>
      <text:p text:style-name="P5"><text:tab/>...</text:p>
      <text:p text:style-name="P5">}</text:p>
      <text:p text:style-name="P28"/>
      <text:list xml:id="list150956417491050" text:continue-numbering="true" text:style-name="Slide_20_Bullet">
        <text:list-item>
          <text:p text:style-name="P38">The bean’s type is the fully-qualified classname, e.g. <text:span text:style-name="T8">com.demo.example.Basi</text:span><text:span text:style-name="T11">c</text:span><text:span text:style-name="T8">ProductCodeGenerator</text:span>.</text:p>
          <text:list>
            <text:list-header>
              <text:p text:style-name="P32"/>
            </text:list-header>
          </text:list>
        </text:list-item>
      </text:list>
      <text:h text:style-name="P51" text:outline-level="2">Scope, <text:span text:style-name="T6">Profile, and Lazy</text:span></text:h>
      <text:list text:continue-numbering="true" text:style-name="Slide_20_Bullet">
        <text:list-item>
          <text:p text:style-name="P32"><text:span text:style-name="T6">Control the bean’s scope, profile membership, and lazy behavior using the </text:span><text:span text:style-name="T8">@Scope, @</text:span><text:span text:style-name="T9">Profile</text:span>, <text:span text:style-name="T6">and </text:span><text:span text:style-name="T9">@Lazy</text:span> <text:span text:style-name="T6">a</text:span>nnotation<text:span text:style-name="T6">s</text:span>:</text:p>
        </text:list-item>
      </text:list>
      <text:p text:style-name="P9"/>
      <text:p text:style-name="P9">@<text:span text:style-name="T6">Service</text:span></text:p>
      <text:p text:style-name="P15">@Scope("prototype")</text:p>
      <text:p text:style-name="P15">@<text:span text:style-name="T6">Profile</text:span>("!<text:span text:style-name="T6">production</text:span>")</text:p>
      <text:p text:style-name="P15">@<text:span text:style-name="T6">Lazy</text:span></text:p>
      <text:p text:style-name="P2">public class <text:span text:style-name="T6">EmailService</text:span> { <text:s/><text:span text:style-name="T6">}</text:span></text:p>
      <text:p text:style-name="P2"/>
      <text:list xml:id="list150955052196989" text:continue-numbering="true" text:style-name="Slide_20_Bullet">
        <text:list-item>
          <text:list>
            <text:list-item>
              <text:p text:style-name="P32">The value, <text:span text:style-name="T6">behaviors, and defaults for these annotations are the same as presented earlier.</text:span></text:p>
            </text:list-item>
          </text:list>
        </text:list-item>
      </text:list>
      <text:p text:style-name="P28"/>
      <text:h text:style-name="P53" text:outline-level="2">Constructors</text:h>
      <text:list text:continue-numbering="true" text:style-name="Slide_20_Bullet">
        <text:list-item>
          <text:p text:style-name="P41">ALL Java classes have constructors. <text:s/>When a constructor is not explicitly defined, the compiler will supply a no-argument “default” constructor.</text:p>
        </text:list-item>
        <text:list-item>
          <text:p text:style-name="P33"><text:span text:style-name="T25">Explicit (n</text:span><text:span text:style-name="T21">on-default</text:span><text:span text:style-name="T25">)</text:span><text:span text:style-name="T21"> constructors can be useful in forcing an object to be dependency injected when used (</text:span><text:span text:style-name="T18">constructor injection</text:span><text:span text:style-name="T21">).</text:span></text:p>
          <text:list>
            <text:list-item>
              <text:p text:style-name="P41">When Spring instantiates this object, it will dependency inject the constructor with a reference to a bean of type <text:span text:style-name="T8">ProductDao</text:span>:</text:p>
            </text:list-item>
          </text:list>
        </text:list-item>
      </text:list>
      <text:p text:style-name="P3"><text:span text:style-name="T1">@</text:span><text:span text:style-name="T4">Service</text:span></text:p>
      <text:p text:style-name="P3">public class Product<text:span text:style-name="T21">SvcImpl</text:span> <text:span text:style-name="T21">implements ProductSvc </text:span>{</text:p>
      <text:p text:style-name="P3"/>
      <text:p text:style-name="P3"><text:s text:c="4"/><text:span text:style-name="T21">private final ProductDao dao;</text:span></text:p>
      <text:p text:style-name="P3"/>
      <text:p text:style-name="P6"><text:s text:c="4"/><text:span text:style-name="T21">public ProductSvcImpl(ProductDao dao) { </text:span></text:p>
      <text:p text:style-name="P14"><text:tab/>this.dao = dao;</text:p>
      <text:p text:style-name="P6"><text:s text:c="4"/><text:span text:style-name="T21">}</text:span></text:p>
      <text:p text:style-name="P6">}</text:p>
      <text:list xml:id="list150954401758731" text:continue-numbering="true" text:style-name="Slide_20_Bullet">
        <text:list-header>
          <text:p text:style-name="P39"/>
          <text:list text:continue-numbering="true">
            <text:list-item>
              <text:p text:style-name="P41">It will find the <text:span text:style-name="T8">ProductDao</text:span> bean by type, not by the bean ID/name.</text:p>
            </text:list-item>
            <text:list-item>
              <text:p text:style-name="P41">If no bean of type <text:span text:style-name="T8">ProductDao</text:span> is found, Spring will throw a <text:span text:style-name="T8">NoSuchBeanDefinitionException</text:span>.</text:p>
            </text:list-item>
          </text:list>
        </text:list-header>
      </text:list>
      <text:p text:style-name="P44"/>
      <text:h text:style-name="P53" text:outline-level="2">Constructor injection with @Autowired</text:h>
      <text:list text:continue-numbering="true" text:style-name="Slide_20_Bullet">
        <text:list-item>
          <text:p text:style-name="P41">When a Java class has a zero-argument constructor, Spring will call it by default.</text:p>
        </text:list-item>
        <text:list-item>
          <text:p text:style-name="P41">When a class has multiple constructors, and none of them have zero-arguments, you must use <text:span text:style-name="T8">@Autowired</text:span> to tell Spring which constructor to use:</text:p>
        </text:list-item>
      </text:list>
      <text:p text:style-name="P10">@<text:span text:style-name="T25">Service</text:span></text:p>
      <text:p text:style-name="P4">public class Product<text:span text:style-name="T21">SvcImpl</text:span> <text:span text:style-name="T21">implements ProductSvc </text:span>{</text:p>
      <text:p text:style-name="P7"/>
      <text:p text:style-name="P4"><text:s text:c="4"/><text:span text:style-name="T21">private final ProductDao dao;</text:span></text:p>
      <text:p text:style-name="P4"><text:s text:c="4"/><text:span text:style-name="T21">private final Monitor monitor;</text:span></text:p>
      <text:p text:style-name="P4"/>
      <text:p text:style-name="P8"><text:s text:c="4"/><text:span text:style-name="T3">@Autowired</text:span></text:p>
      <text:p text:style-name="P8"><text:s text:c="4"/><text:span text:style-name="T21">public ProductSvcImpl(ProductDao dao) { </text:span></text:p>
      <text:p text:style-name="P13"><text:tab/>this.dao = dao;</text:p>
      <text:p text:style-name="P7"><text:s text:c="4"/><text:span text:style-name="T21">}</text:span></text:p>
      <text:p text:style-name="P4"/>
      <text:p text:style-name="P7"><text:s text:c="4"/><text:span text:style-name="T21">public ProductSvcImpl(ProductDao dao, Monitor m) {</text:span></text:p>
      <text:p text:style-name="P13"><text:tab/>this.dao = dao;</text:p>
      <text:p text:style-name="P7"><text:tab/><text:span text:style-name="T21">this.monitor = m;</text:span></text:p>
      <text:p text:style-name="P7"><text:s text:c="4"/><text:span text:style-name="T21">}</text:span></text:p>
      <text:p text:style-name="P13">}</text:p>
      <text:list xml:id="list150954506006932" text:continue-numbering="true" text:style-name="Slide_20_Bullet">
        <text:list-item>
          <text:list>
            <text:list-item>
              <text:p text:style-name="P41">Spring will instantiate <text:span text:style-name="T8">ProductSvcImpl</text:span> using the <text:span text:style-name="T23">first</text:span> constructor.</text:p>
            </text:list-item>
            <text:list-item>
              <text:p text:style-name="P41">Spring will dependency inject the constructor with a reference to a beans of type <text:span text:style-name="T8">ProductDao</text:span>.</text:p>
            </text:list-item>
          </text:list>
        </text:list-item>
      </text:list>
      <text:p text:style-name="P40"/>
      <text:p text:style-name="P40"/>
      <text:h text:style-name="P53" text:outline-level="2">Setter injection with @Autowired</text:h>
      <text:list text:continue-numbering="true" text:style-name="Slide_20_Bullet">
        <text:list-item>
          <text:p text:style-name="P41">Some Java classes follow the JavaBeans convention for defining properties.</text:p>
          <text:list>
            <text:list-item>
              <text:p text:style-name="P41">JavaBeans defines <text:span text:style-name="T8">get*()</text:span> and <text:span text:style-name="T8">set*()</text:span> methods for accessing internal state.</text:p>
            </text:list-item>
          </text:list>
        </text:list-item>
        <text:list-item>
          <text:p text:style-name="P41">Annotate these methods with <text:span text:style-name="T8">@Autowired</text:span> to have Spring perform <text:span text:style-name="T16">setter injection</text:span>:</text:p>
        </text:list-item>
      </text:list>
      <text:p text:style-name="P11">@<text:span text:style-name="T25">Service</text:span></text:p>
      <text:p text:style-name="P3">public class Product<text:span text:style-name="T21">SvcImpl</text:span> ...<text:span text:style-name="T21"> </text:span>{</text:p>
      <text:p text:style-name="P6"/>
      <text:p text:style-name="P3"><text:s text:c="4"/><text:span text:style-name="T21">private final ProductDao dao;</text:span></text:p>
      <text:p text:style-name="P3"><text:s text:c="4"/><text:span text:style-name="T21">private <text:s text:c="6"/>Monitor monitor;</text:span></text:p>
      <text:p text:style-name="P3"/>
      <text:p text:style-name="P6"><text:s text:c="4"/><text:span text:style-name="T21">public ProductSvcImpl(ProductDao dao) { </text:span></text:p>
      <text:p text:style-name="P14"><text:tab/>this.dao = dao;</text:p>
      <text:p text:style-name="P6"><text:s text:c="4"/><text:span text:style-name="T21">}</text:span></text:p>
      <text:p text:style-name="P3"/>
      <text:p text:style-name="P6"><text:s text:c="4"/><text:span text:style-name="T3">@Autowired</text:span></text:p>
      <text:p text:style-name="P6"><text:s text:c="4"/><text:span text:style-name="T21">public void setMonitor(Monitor m) { </text:span></text:p>
      <text:p text:style-name="P6"><text:tab/><text:span text:style-name="T21">this.monitor = m;</text:span></text:p>
      <text:p text:style-name="P6"><text:s text:c="4"/><text:span text:style-name="T21">}</text:span></text:p>
      <text:p text:style-name="P14">}</text:p>
      <text:list xml:id="list150955394631596" text:continue-numbering="true" text:style-name="Slide_20_Bullet">
        <text:list-item>
          <text:list>
            <text:list-item>
              <text:p text:style-name="P41">Spring will:</text:p>
              <text:list>
                <text:list-item>
                  <text:p text:style-name="P41">Instantiate <text:span text:style-name="T8">ProductSvcImpl</text:span> using the only constructor (<text:span text:style-name="T8">@Autowired</text:span> not needed here, single constructor).</text:p>
                </text:list-item>
                <text:list-item>
                  <text:p text:style-name="P41">Immediately call the setMonitor() method, injecting a reference to a bean of type <text:s/><text:span text:style-name="T8">Monitor</text:span> (final not possible here, modified after initialization).</text:p>
                </text:list-item>
                <text:list-item>
                  <text:p text:style-name="P48"><text:span text:style-name="T8">@A</text:span><text:span text:style-name="T10">utowired</text:span> is not limited to <text:span text:style-name="T8">set*()</text:span> methods.</text:p>
                </text:list-item>
              </text:list>
            </text:list-item>
          </text:list>
        </text:list-item>
      </text:list>
      <text:h text:style-name="P55" text:outline-level="2">Constructor vs. Setter Injection</text:h>
      <text:list xml:id="list150955804995678" text:continue-numbering="true" text:style-name="Slide_20_Bullet">
        <text:list-item>
          <text:p text:style-name="P33">Constructor injection is useful when you want to:</text:p>
          <text:list>
            <text:list-item>
              <text:p text:style-name="P33">Force required dependencies</text:p>
            </text:list-item>
            <text:list-item>
              <text:p text:style-name="P33">Force immutability of certain attributes</text:p>
            </text:list-item>
            <text:list-item>
              <text:p text:style-name="P33">Avoid creating setter methods just for dependency injection</text:p>
            </text:list-item>
          </text:list>
        </text:list-item>
        <text:list-item>
          <text:p text:style-name="P33">Setter injection is useful when you want to:</text:p>
          <text:list>
            <text:list-item>
              <text:p text:style-name="P33">Avoid difficulties with constructors and inheritance</text:p>
            </text:list-item>
            <text:list-item>
              <text:p text:style-name="P33">Avoid long constructor signatures</text:p>
            </text:list-item>
            <text:list-item>
              <text:p text:style-name="P33">Avoid several overloaded constructors that handle all possible configuration cases</text:p>
            </text:list-item>
          </text:list>
        </text:list-item>
        <text:list-item>
          <text:p text:style-name="P41">You can combine constructor injection and setter injection</text:p>
          <text:list>
            <text:list-item>
              <text:p text:style-name="P41">...but try to apply consistency.</text:p>
            </text:list-item>
          </text:list>
        </text:list-item>
      </text:list>
      <text:p text:style-name="P43"/>
      <text:p text:style-name="P40"/>
      <text:h text:style-name="P53" text:outline-level="2">Field injection with @Autowired</text:h>
      <text:list text:continue-numbering="true" text:style-name="Slide_20_Bullet">
        <text:list-item>
          <text:p text:style-name="P33"><text:span text:style-name="T25">I</text:span><text:span text:style-name="T21">t is possible to directly inject member variables (fields) within Java objects – </text:span><text:span text:style-name="T18">even if they are private</text:span><text:span text:style-name="T21">!</text:span></text:p>
        </text:list-item>
        <text:list-item>
          <text:p text:style-name="P33"><text:span text:style-name="T21">This is known as </text:span><text:span text:style-name="T18">field injection</text:span><text:span text:style-name="T21">:</text:span></text:p>
        </text:list-item>
      </text:list>
      <text:p text:style-name="P11">@<text:span text:style-name="T21">Component</text:span></text:p>
      <text:p text:style-name="P3">public class Product<text:span text:style-name="T21">SvcImpl</text:span> ...<text:span text:style-name="T21"> </text:span>{</text:p>
      <text:p text:style-name="P6"/>
      <text:p text:style-name="P3"><text:s text:c="4"/><text:span text:style-name="T3">@Autowired</text:span> <text:span text:style-name="T21">private ProductDao dao;</text:span></text:p>
      <text:p text:style-name="P3"><text:s text:c="4"/><text:span text:style-name="T3">@Autowired</text:span> <text:span text:style-name="T21">private Monitor monitor;</text:span></text:p>
      <text:p text:style-name="P3"/>
      <text:p text:style-name="P14">}</text:p>
      <text:list xml:id="list150954479170916" text:continue-numbering="true" text:style-name="Slide_20_Bullet">
        <text:list-item>
          <text:list>
            <text:list-item>
              <text:p text:style-name="P41">In general, not recommended:</text:p>
              <text:list>
                <text:list-item>
                  <text:p text:style-name="P41">The resulting class will be more difficult to test (mocking private fields).</text:p>
                </text:list-item>
              </text:list>
            </text:list-item>
          </text:list>
        </text:list-item>
      </text:list>
      <text:p text:style-name="P43"/>
      <text:p text:style-name="P43"/>
      <text:h text:style-name="P53" text:outline-level="2">Setting properties with @Value</text:h>
      <text:list xml:id="list150956444125377" text:continue-numbering="true" text:style-name="Slide_20_Bullet">
        <text:list-item>
          <text:p text:style-name="P33"><text:span text:style-name="T21">To easily </text:span><text:span text:style-name="T25">set values from the </text:span><text:span text:style-name="T10">Environment</text:span><text:span text:style-name="T21"> object, use the </text:span><text:span text:style-name="T10">@Value</text:span><text:span text:style-name="T21"> annotation:</text:span></text:p>
        </text:list-item>
      </text:list>
      <text:p text:style-name="P11">@<text:span text:style-name="T21">Component</text:span></text:p>
      <text:p text:style-name="P3">public class Product<text:span text:style-name="T21">SvcImpl</text:span> ...<text:span text:style-name="T21"> </text:span>{</text:p>
      <text:p text:style-name="P6"/>
      <text:p text:style-name="P3"><text:s text:c="4"/><text:span text:style-name="T3">@Value("${my.cache.key}")</text:span> <text:span text:style-name="T21">private String key;</text:span></text:p>
      <text:p text:style-name="P3"/>
      <text:p text:style-name="P3"><text:s text:c="4"/><text:span text:style-name="T21">public ProductSvcImpl(</text:span></text:p>
      <text:p text:style-name="P3"><text:span text:style-name="T3"><text:s text:c="8"/>@Value("${my.url}") </text:span><text:span text:style-name="T24">String Url ) {</text:span></text:p>
      <text:p text:style-name="P12"><text:s text:c="12"/>...</text:p>
      <text:p text:style-name="P12"><text:s text:c="4"/>}</text:p>
      <text:p text:style-name="P3"/>
      <text:p text:style-name="P6"><text:s text:c="4"/><text:span text:style-name="T3">@Value("${my.cache.size}")</text:span></text:p>
      <text:p text:style-name="P6"><text:s text:c="4"/><text:span text:style-name="T21">public void setCacheSize(Integer size) { </text:span></text:p>
      <text:p text:style-name="P6"><text:tab/>...</text:p>
      <text:p text:style-name="P6"><text:s text:c="4"/><text:span text:style-name="T21">}</text:span></text:p>
      <text:p text:style-name="P14">}</text:p>
      <text:p text:style-name="P43"/>
      <text:p text:style-name="P43"/>
      <text:h text:style-name="P57" text:outline-level="2">Resolving Duplicate Beans</text:h>
      <text:list text:continue-numbering="true" text:style-name="Slide_20_Bullet">
        <text:list-item>
          <text:p text:style-name="P42"><text:span text:style-name="T8">@Autowired</text:span> <text:span text:style-name="T27">attempts to find a bean by </text:span><text:span text:style-name="T22">type</text:span><text:span text:style-name="T27">. <text:s/></text:span></text:p>
          <text:list>
            <text:list-item>
              <text:p text:style-name="P42"><text:span text:style-name="T27">If no bean is found, Spring will throw a </text:span><text:span text:style-name="T13">NoSuchBeanDefinitionException</text:span><text:span text:style-name="T27"> on startup. </text:span></text:p>
            </text:list-item>
            <text:list-item>
              <text:p text:style-name="P42"><text:span text:style-name="T27">If </text:span><text:span text:style-name="T22">multiple</text:span><text:span text:style-name="T27"> beans match the type, Spring will throw a </text:span><text:span text:style-name="T13">NoUniqueBeanDefinitionException</text:span><text:span text:style-name="T27"> on startup.</text:span></text:p>
            </text:list-item>
          </text:list>
        </text:list-item>
        <text:list-item>
          <text:p text:style-name="P45">If your bean expects multiple beans to be injected, define the injection point as a <text:span text:style-name="T8">List, Set, Map</text:span>, or array ([]): </text:p>
        </text:list-item>
      </text:list>
      <text:p text:style-name="P22">@<text:span text:style-name="T25">Service</text:span></text:p>
      <text:p text:style-name="P23">public class Product<text:span text:style-name="T21">SvcImpl</text:span> ...<text:span text:style-name="T21"> </text:span>{</text:p>
      <text:p text:style-name="P24"/>
      <text:p text:style-name="P24"><text:s text:c="4"/><text:span text:style-name="T27">@Autowired</text:span></text:p>
      <text:p text:style-name="P23"><text:s text:c="4"/><text:span text:style-name="T27">public void setBusinessRules(</text:span><text:span text:style-name="T5">List&lt;BusinessRule&gt;</text:span><text:span text:style-name="T27"> rules){</text:span></text:p>
      <text:p text:style-name="P23"><text:s text:c="8"/>...</text:p>
      <text:p text:style-name="P25"><text:s text:c="4"/>}</text:p>
      <text:list xml:id="list150956008873607" text:continue-numbering="true" text:style-name="Slide_20_Bullet">
        <text:list-item>
          <text:list>
            <text:list-item>
              <text:p text:style-name="P45">The collection will contain all beans matching the given type, or no beans if no matches are found. <text:s/>No exception will be thrown.</text:p>
            </text:list-item>
          </text:list>
        </text:list-item>
      </text:list>
      <text:h text:style-name="P56" text:outline-level="2"><text:span text:style-name="T28">Disambiguation </text:span>with @Qualifier</text:h>
      <text:list text:continue-numbering="true" text:style-name="Slide_20_Bullet">
        <text:list-item>
          <text:p text:style-name="P42"><text:span text:style-name="T27">When multiple beans match the given type, we can designate our choice using </text:span><text:span text:style-name="T13">@Qualifier</text:span><text:span text:style-name="T27">.</text:span></text:p>
        </text:list-item>
      </text:list>
      <text:p text:style-name="P22">@<text:span text:style-name="T25">Service</text:span></text:p>
      <text:p text:style-name="P23">public class Product<text:span text:style-name="T21">SvcImpl</text:span> ...<text:span text:style-name="T21"> </text:span>{</text:p>
      <text:p text:style-name="P24"/>
      <text:p text:style-name="P24"><text:s text:c="4"/><text:span text:style-name="T27">@Autowired</text:span></text:p>
      <text:p text:style-name="P23"><text:s text:c="4"/><text:span text:style-name="T27">public void setRule(</text:span></text:p>
      <text:p text:style-name="P23"><text:span text:style-name="T5"><text:s text:c="8"/>@Qualifier(</text:span><text:span text:style-name="T3">"</text:span><text:span text:style-name="T5">productRule</text:span><text:span text:style-name="T3">"</text:span><text:span text:style-name="T5">) </text:span><text:span text:style-name="T27">BusinessRule rule) {</text:span></text:p>
      <text:p text:style-name="P23"><text:tab/><text:tab/>...</text:p>
      <text:p text:style-name="P25"><text:s text:c="4"/>}</text:p>
      <text:p text:style-name="P23"/>
      <text:list xml:id="list150954571158778" text:continue-numbering="true" text:style-name="Slide_20_Bullet">
        <text:list-item>
          <text:p text:style-name="P45">Spring will:</text:p>
          <text:list>
            <text:list-item>
              <text:p text:style-name="P45">Find all beans of type <text:span text:style-name="T7">BusinessRule</text:span>. <text:s/>If only one is found, it will inject it.</text:p>
            </text:list-item>
            <text:list-item>
              <text:p text:style-name="P45">If multiple matches are found, it will inject the one with ID/name “productRule”.</text:p>
            </text:list-item>
            <text:list-item>
              <text:p text:style-name="P34"><text:span text:style-name="T27">If no bean has the ID/name “productRule”, Spring will throw </text:span><text:span text:style-name="T8">NoSuchBeanDefinitionException</text:span> </text:p>
              <text:p text:style-name="P42"/>
            </text:list-item>
          </text:list>
        </text:list-item>
      </text:list>
      <text:h text:style-name="P54" text:outline-level="2">@<text:span text:style-name="T26">PostConstruct</text:span></text:h>
      <text:list text:continue-numbering="true" text:style-name="Slide_20_Bullet">
        <text:list-item>
          <text:p text:style-name="P46">In some cases, we may wish to perform initialization logic on our bean after it is dependency injected.</text:p>
        </text:list-item>
        <text:list-item>
          <text:p text:style-name="P35"><text:span text:style-name="T12">@PostConstruct</text:span><text:span text:style-name="T26"> </text:span><text:span text:style-name="T28">methods </text:span><text:span text:style-name="T26">are automatically executed after dependency injection is complete</text:span><text:span text:style-name="T21">:</text:span></text:p>
          <text:list>
            <text:list-item>
              <text:p text:style-name="P47">Should have been called “<text:span text:style-name="T16">@PostDependencyInjection</text:span>”</text:p>
            </text:list-item>
          </text:list>
        </text:list-item>
      </text:list>
      <text:p text:style-name="P17">@<text:span text:style-name="T26">PostConstruct</text:span></text:p>
      <text:p text:style-name="P21">public <text:span text:style-name="T26">void</text:span> <text:span text:style-name="T26">init() {}</text:span></text:p>
      <text:p text:style-name="P21"/>
      <text:list xml:id="list150956476596034" text:continue-numbering="true" text:style-name="Slide_20_Bullet">
        <text:list-item>
          <text:p text:style-name="P47">Method can have any name, any visibility, must return void, no parameters.</text:p>
        </text:list-item>
        <text:list-item>
          <text:p text:style-name="P47">Ideal place to put any initialization logic.</text:p>
        </text:list-item>
      </text:list>
      <text:p text:style-name="P29"/>
      <text:h text:style-name="P54" text:outline-level="2">@<text:span text:style-name="T26">PreDestroy</text:span></text:h>
      <text:list text:continue-numbering="true" text:style-name="Slide_20_Bullet">
        <text:list-item>
          <text:p text:style-name="P36"><text:span text:style-name="T26">Methods annotated with </text:span><text:span text:style-name="T12">@PreDestroy</text:span><text:span text:style-name="T26"> are automatically executed before the bean is removed – </text:span><text:span text:style-name="T19">with restrictions</text:span><text:span text:style-name="T26">:</text:span></text:p>
        </text:list-item>
      </text:list>
      <text:p text:style-name="P17">@<text:span text:style-name="T26">PreDestroy</text:span></text:p>
      <text:p text:style-name="P21">public <text:span text:style-name="T26">void</text:span> <text:span text:style-name="T26">cleanup() {}</text:span></text:p>
      <text:p text:style-name="P21"/>
      <text:list xml:id="list150954606595717" text:continue-numbering="true" text:style-name="Slide_20_Bullet">
        <text:list-item>
          <text:p text:style-name="P47">Method can have any name, any visibility, must return void, no parameters.</text:p>
        </text:list-item>
        <text:list-item>
          <text:p text:style-name="P47">Restrictions:</text:p>
          <text:list>
            <text:list-item>
              <text:p text:style-name="P47">Only called <text:span text:style-name="T28">when </text:span><text:span text:style-name="T14">close()</text:span><text:span text:style-name="T28"> method is called on </text:span><text:s/><text:span text:style-name="T8">ConfigurableApplicationContext</text:span>s, <text:span text:style-name="T28">usually by </text:span>a JVM shutdown hook.</text:p>
            </text:list-item>
            <text:list-item>
              <text:p text:style-name="P47">NOT called for prototype scoped beans.</text:p>
            </text:list-item>
            <text:list-item>
              <text:p text:style-name="P47">NOT called if the process is killed. </text:p>
            </text:list-item>
          </text:list>
          <text:p text:style-name="P36"/>
        </text:list-item>
      </text:list>
      <text:h text:style-name="P53" text:outline-level="2">Java @Configuration vs Annotation Configuration</text:h>
      <text:list text:continue-numbering="true" text:style-name="Slide_20_Bullet">
        <text:list-item>
          <text:p text:style-name="P33"><text:span text:style-name="T21">A Spring application can use Java configuration (</text:span><text:span text:style-name="T10">@Beans</text:span><text:span text:style-name="T21"> in </text:span><text:span text:style-name="T10">@Configuration</text:span><text:span text:style-name="T21"> classes) or annotation configuration (</text:span><text:span text:style-name="T10">@Components</text:span><text:span text:style-name="T21"> with </text:span><text:span text:style-name="T10">@ComponentScan</text:span><text:span text:style-name="T21">), or both at the same time.</text:span></text:p>
          <text:list>
            <text:list-item>
              <text:p text:style-name="P41">Spring doesn’t care; a bean definition is a bean definition.</text:p>
            </text:list-item>
          </text:list>
        </text:list-item>
        <text:list-item>
          <text:p text:style-name="P41">How do they compare?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Java Configuration</text:p>
          </table:table-cell>
          <table:table-cell table:style-name="Table2.B1" office:value-type="string">
            <text:p text:style-name="P20">Annotation Configuration</text:p>
          </table:table-cell>
        </table:table-row>
        <table:table-row>
          <table:table-cell table:style-name="Table2.A2" office:value-type="string">
            <text:p text:style-name="P19">Configuration centralized</text:p>
          </table:table-cell>
          <table:table-cell table:style-name="Table2.B2" office:value-type="string">
            <text:p text:style-name="P19">Configuration mixed with code</text:p>
          </table:table-cell>
        </table:table-row>
        <table:table-row>
          <table:table-cell table:style-name="Table2.A2" office:value-type="string">
            <text:p text:style-name="P19">Verbose</text:p>
          </table:table-cell>
          <table:table-cell table:style-name="Table2.B2" office:value-type="string">
            <text:p text:style-name="P19">Brief</text:p>
          </table:table-cell>
        </table:table-row>
        <table:table-row>
          <table:table-cell table:style-name="Table2.A2" office:value-type="string">
            <text:p text:style-name="P19">Instantiation / initialization logic can be complex</text:p>
          </table:table-cell>
          <table:table-cell table:style-name="Table2.B2" office:value-type="string">
            <text:p text:style-name="P19">Basic scenarios</text:p>
          </table:table-cell>
        </table:table-row>
        <table:table-row>
          <table:table-cell table:style-name="Table2.A5" office:value-type="string">
            <text:p text:style-name="P19">Works for any class</text:p>
          </table:table-cell>
          <table:table-cell table:style-name="Table2.B5" office:value-type="string">
            <text:p text:style-name="P19">Must possess source code</text:p>
          </table:table-cell>
        </table:table-row>
      </table:table>
      <text:list xml:id="list150955712526233" text:continue-numbering="true" text:style-name="Slide_20_Bullet">
        <text:list-header>
          <text:p text:style-name="P33"/>
          <text:p text:style-name="P33"/>
        </text:list-header>
      </text:list>
      <text:h text:style-name="P55" text:outline-level="2"><text:span text:style-name="T21">Alternate Annotations, </text:span><text:span text:style-name="T6">JSR 330 @Named</text:span></text:h>
      <text:list text:continue-numbering="true" text:style-name="Slide_20_Bullet">
        <text:list-item>
          <text:p text:style-name="P33"><text:span text:style-name="T6">The JSR 330 specification defines alternate annotations which may be used in place of Spring </text:span><text:span text:style-name="T9">@Component</text:span><text:span text:style-name="T6"> annotations.</text:span></text:p>
          <text:list>
            <text:list-item>
              <text:p text:style-name="P39">JSR 3<text:span text:style-name="T29">3</text:span>0 defines a vendor-neutral set of annotations which theoretically work across different frameworks.</text:p>
            </text:list-item>
            <text:list-item>
              <text:p text:style-name="P48">Typically not used, though you may see these referenced in online articles.</text:p>
            </text:list-item>
          </text:list>
        </text:list-item>
        <text:list-item>
          <text:p text:style-name="P39"><text:span text:style-name="T8">@Named</text:span> can be used in place of <text:span text:style-name="T8">@Component:</text:span></text:p>
        </text:list-item>
      </text:list>
      <text:p text:style-name="P3"><text:span text:style-name="T1">@</text:span><text:span text:style-name="T2">Named</text:span></text:p>
      <text:p text:style-name="P3">public class Basi<text:span text:style-name="T25">c</text:span>ProductCodeGenerator <text:s/>... {</text:p>
      <text:p text:style-name="P6"><text:tab/>...</text:p>
      <text:p text:style-name="P6">}</text:p>
      <text:list text:continue-numbering="true" text:style-name="Slide_20_Bullet">
        <text:list-header>
          <text:p text:style-name="P39"/>
        </text:list-header>
        <text:list-item>
          <text:p text:style-name="P39">Provide an optional attribute if you with to override the bean’s name: </text:p>
        </text:list-item>
      </text:list>
      <text:p text:style-name="P3"><text:span text:style-name="T1">@</text:span><text:span text:style-name="T2">Named</text:span><text:span text:style-name="T1">("</text:span><text:span text:style-name="T2">codeGenerator</text:span><text:span text:style-name="T1">")</text:span></text:p>
      <text:p text:style-name="P3">public class Basi<text:span text:style-name="T25">c</text:span>ProductCodeGenerator <text:s/>... {</text:p>
      <text:p text:style-name="P6"><text:tab/>...</text:p>
      <text:p text:style-name="P6">}</text:p>
      <text:p text:style-name="P30"/>
      <text:list xml:id="list150955976080324" text:continue-numbering="true" text:style-name="Slide_20_Bullet">
        <text:list-item>
          <text:p text:style-name="P39">Spring’s <text:span text:style-name="T8">@ComponentScan</text:span> will process classes having the <text:span text:style-name="T8">@Named</text:span> annotation</text:p>
          <text:list>
            <text:list-item>
              <text:p text:style-name="P39">JSR 330 must be on the classpath.</text:p>
            </text:list-item>
            <text:list-item>
              <text:p text:style-name="P39">JSR 330 also has scope annotations <text:span text:style-name="T8">@Singleton</text:span> and <text:span text:style-name="T8">@Prototype</text:span>.</text:p>
            </text:list-item>
          </text:list>
        </text:list-item>
      </text:list>
      <text:p text:style-name="P30"/>
      <text:p text:style-name="P30"/>
      <text:h text:style-name="P55" text:outline-level="2"><text:span text:style-name="T6">JSR 330 @</text:span><text:span text:style-name="T21">Inject</text:span><text:span text:style-name="T6"> Annotation</text:span></text:h>
      <text:list text:continue-numbering="true" text:style-name="Slide_20_Bullet">
        <text:list-item>
          <text:p text:style-name="P33"><text:span text:style-name="T6">JSR 330 </text:span><text:span text:style-name="T21">provides the </text:span><text:span text:style-name="T10">@Inject</text:span><text:span text:style-name="T6"> </text:span><text:span text:style-name="T21">annotation as an alternative </text:span><text:span text:style-name="T10">@Autowired</text:span><text:span text:style-name="T21">.</text:span></text:p>
          <text:list>
            <text:list-item>
              <text:p text:style-name="P33"><text:span text:style-name="T21">Resolves dependencies by type </text:span><text:span text:style-name="T25">(</text:span><text:span text:style-name="T21">not ID/name</text:span><text:span text:style-name="T25">)</text:span><text:span text:style-name="T21">, just like </text:span><text:span text:style-name="T10">@Autowired</text:span><text:span text:style-name="T21">.</text:span></text:p>
            </text:list-item>
            <text:list-item>
              <text:p text:style-name="P41">Can be used in the same places as <text:span text:style-name="T8">@Autowired.</text:span></text:p>
            </text:list-item>
          </text:list>
        </text:list-item>
      </text:list>
      <text:p text:style-name="P6"><text:s text:c="4"/><text:span text:style-name="T3">@Inject</text:span></text:p>
      <text:p text:style-name="P6"><text:s text:c="4"/><text:span text:style-name="T21">public void setMonitor(Monitor m) { </text:span></text:p>
      <text:p text:style-name="P6"><text:tab/><text:span text:style-name="T21">this.monitor = m;</text:span></text:p>
      <text:p text:style-name="P14"><text:s text:c="4"/>}</text:p>
      <text:list xml:id="list150956043852733" text:continue-numbering="true" text:style-name="Slide_20_Bullet">
        <text:list-header>
          <text:p text:style-name="P39"/>
        </text:list-header>
      </text:list>
      <text:h text:style-name="P55" text:outline-level="2"><text:span text:style-name="T6">JSR </text:span><text:span text:style-name="T21">250</text:span><text:span text:style-name="T6"> @</text:span><text:span text:style-name="T21">Resource</text:span><text:span text:style-name="T6"> Annotation</text:span></text:h>
      <text:list text:continue-numbering="true" text:style-name="Slide_20_Bullet">
        <text:list-item>
          <text:p text:style-name="P33"><text:span text:style-name="T6">JSR </text:span><text:span text:style-name="T21">250</text:span><text:span text:style-name="T6"> </text:span><text:span text:style-name="T21">provides the </text:span><text:span text:style-name="T10">@Resource</text:span><text:span text:style-name="T6"> </text:span><text:span text:style-name="T21">annotation as an alternative </text:span><text:span text:style-name="T10">@Autowired</text:span><text:span text:style-name="T21">.</text:span></text:p>
          <text:list>
            <text:list-item>
              <text:p text:style-name="P33"><text:span text:style-name="T21">Resolves dependencies by ID/name, </text:span><text:span text:style-name="T25">then </text:span><text:span text:style-name="T29">reverts</text:span><text:span text:style-name="T25"> to </text:span><text:span text:style-name="T21">type.</text:span></text:p>
            </text:list-item>
            <text:list-item>
              <text:p text:style-name="P41">Can only be used on methods and fields, not constructors.</text:p>
            </text:list-item>
          </text:list>
        </text:list-item>
      </text:list>
      <text:p text:style-name="P6"><text:s text:c="4"/><text:span text:style-name="T3">@Resource</text:span></text:p>
      <text:p text:style-name="P6"><text:s text:c="4"/><text:span text:style-name="T21">public void setMonitor(Monitor m) { </text:span></text:p>
      <text:p text:style-name="P6"><text:tab/><text:span text:style-name="T21">this.monitor = m;</text:span></text:p>
      <text:p text:style-name="P14"><text:s text:c="4"/>}</text:p>
      <text:list text:continue-numbering="true" text:style-name="Slide_20_Bullet">
        <text:list-header>
          <text:p text:style-name="P39"/>
          <text:list text:continue-numbering="true">
            <text:list-item>
              <text:p text:style-name="P41">Spring will attempt to inject a bean with ID/name of “monitor”</text:p>
              <text:list>
                <text:list-item>
                  <text:p text:style-name="P41">...because the method name is “setMonitor”.</text:p>
                </text:list-item>
              </text:list>
            </text:list-item>
            <text:list-item>
              <text:p text:style-name="P41">If no such bean exists, it will attempt to inject a bean of type <text:span text:style-name="T8">Monitor</text:span>.</text:p>
              <text:list>
                <text:list-item>
                  <text:p text:style-name="P41">...because the parameter type is <text:span text:style-name="T8">Monitor</text:span>.</text:p>
                </text:list-item>
              </text:list>
            </text:list-item>
          </text:list>
        </text:list-header>
      </text:list>
      <text:p text:style-name="P43"/>
      <text:list xml:id="list150955169802426" text:continue-numbering="true" text:style-name="Slide_20_Bullet">
        <text:list-item>
          <text:list>
            <text:list-header>
              <text:p text:style-name="P31"/>
            </text:list-header>
          </text:list>
        </text:list-item>
      </text:list>
      <text:h text:style-name="P49" text:outline-level="2"/>
      <text:h text:style-name="P49" text:outline-level="2"/>
      <text:h text:style-name="P50" text:outline-level="2">Summary</text:h>
      <text:list text:continue-numbering="true" text:style-name="Slide_20_Bullet">
        <text:list-item>
          <text:p text:style-name="P33">Annotation <text:span text:style-name="T21">configuration uses annotations placed directly within Java classes.</text:span></text:p>
          <text:list>
            <text:list-item>
              <text:p text:style-name="P33"><text:span text:style-name="T9">@Component</text:span><text:span text:style-name="T6"> </text:span><text:span text:style-name="T21">defines a bean. <text:s/>More descriptive stereotypes include </text:span><text:span text:style-name="T9">@Service</text:span><text:span text:style-name="T21">, </text:span><text:span text:style-name="T9">@Repository</text:span><text:span text:style-name="T21">, </text:span><text:span text:style-name="T9">@Controller</text:span><text:span text:style-name="T21">, </text:span><text:span text:style-name="T9">@RestController</text:span><text:span text:style-name="T21">.</text:span></text:p>
            </text:list-item>
            <text:list-item>
              <text:p text:style-name="P33"><text:span text:style-name="T9">@Component</text:span><text:span text:style-name="T10">Scan</text:span><text:span text:style-name="T6"> </text:span><text:span text:style-name="T21">directs Spring to scan for these annotations in the package structure.</text:span></text:p>
            </text:list-item>
            <text:list-item>
              <text:p text:style-name="P33"><text:span text:style-name="T9">@</text:span><text:span text:style-name="T10">Autowired</text:span><text:span text:style-name="T21"> and </text:span><text:span text:style-name="T9">@</text:span><text:span text:style-name="T10">Value</text:span><text:span text:style-name="T21"> are used to dependency inject constructors, methods, and fields.</text:span></text:p>
            </text:list-item>
            <text:list-item>
              <text:p text:style-name="P41">Alternate annotations from JSR 330 include <text:span text:style-name="T9">@</text:span><text:span text:style-name="T8">Named</text:span> and <text:span text:style-name="T9">@</text:span><text:span text:style-name="T8">Inject</text:span>. <text:s text:c="2"/>JSR 250 provides <text:span text:style-name="T8">@Resource</text:span>. </text:p>
            </text:list-item>
          </text:list>
        </text:list-item>
        <text:list-item>
          <text:p text:style-name="P41">Applications can use Java config and annotation config. <text:s/>Each approach has pros and c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5f5f5"/>
      <style:paragraph-properties fo:margin-top="0in" fo:margin-bottom="0in" style:contextual-spacing="false" fo:background-color="#f5f5f5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Defining Spring Beans - Annotations</text:chapter></text:p>
      </style:header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6-19T15:09:54.183000000</dc:date>
    <meta:editing-cycles>291</meta:editing-cycles>
    <meta:editing-duration>PT22H41M47S</meta:editing-duration>
    <meta:document-statistic meta:table-count="2" meta:image-count="0" meta:object-count="0" meta:page-count="21" meta:paragraph-count="258" meta:word-count="1609" meta:character-count="10773" meta:non-whitespace-character-count="9298"/>
    <meta:user-defined meta:name="Info 1"/>
    <meta:user-defined meta:name="Info 2"/>
    <meta:user-defined meta:name="Info 3"/>
    <meta:user-defined meta:name="Info 4"/>
  </office:meta>
</office:document-meta>
</file>